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aragraph" style:name="a451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7">
      <style:graphic-properties fo:wrap-option="wrap" fo:padding-top="0.00833in" fo:padding-bottom="0.00833in" fo:padding-left="0.00833in" fo:padding-right="0.00833in" draw:textarea-vertical-align="middle" draw:textarea-horizontal-align="center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04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5">
      <style:graphic-properties fo:wrap-option="wrap" fo:padding-top="0.00972in" fo:padding-bottom="0.00972in" fo:padding-left="0.00972in" fo:padding-right="0.00972in" draw:textarea-vertical-align="middle" draw:textarea-horizontal-align="center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59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7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2">
      <style:graphic-properties fo:wrap-option="wrap" fo:padding-top="0.00972in" fo:padding-bottom="0.00972in" fo:padding-left="0.00972in" fo:padding-right="0.00972in" draw:textarea-vertical-align="middle" draw:textarea-horizontal-align="center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65">
      <style:graphic-properties fo:wrap-option="wrap" fo:padding-top="0.00833in" fo:padding-bottom="0.00833in" fo:padding-left="0.00833in" fo:padding-right="0.00833in" draw:textarea-vertical-align="middle" draw:textarea-horizontal-align="center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66">
      <style:graphic-properties/>
    </style:style>
    <style:style style:family="paragraph" style:name="a514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8">
      <style:graphic-properties draw:fill="none" draw:stroke="solid" svg:stroke-width="0.02083in" svg:stroke-color="#000000" svg:stroke-opacity="100%" draw:stroke-linejoin="miter" svg:stroke-linecap="butt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9">
      <style:graphic-properties draw:fill="none" draw:stroke="solid" svg:stroke-width="0.02083in" svg:stroke-color="#000000" svg:stroke-opacity="100%" draw:stroke-linejoin="miter" svg:stroke-linecap="butt"/>
    </style:style>
    <style:style style:family="paragraph" style:name="a517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8">
      <style:graphic-properties fo:wrap-option="wrap" fo:padding-top="0.00972in" fo:padding-bottom="0.00972in" fo:padding-left="0.00972in" fo:padding-right="0.00972in" draw:textarea-vertical-align="middle" draw:textarea-horizontal-align="center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0">
      <style:graphic-properties draw:fill="none" draw:stroke="solid" svg:stroke-width="0.02083in" svg:stroke-color="#000000" svg:stroke-opacity="100%" draw:stroke-linejoin="miter" svg:stroke-linecap="butt"/>
    </style:style>
    <style:style style:family="graphic" style:name="a471">
      <style:graphic-properties draw:fill="none" draw:stroke="solid" svg:stroke-width="0.02083in" svg:stroke-color="#000000" svg:stroke-opacity="100%" draw:stroke-linejoin="miter" svg:stroke-linecap="butt"/>
    </style:style>
    <style:style style:family="graphic" style:name="a472">
      <style:graphic-properties draw:fill="none" draw:stroke="solid" svg:stroke-width="0.02083in" svg:stroke-color="#000000" svg:stroke-opacity="100%" draw:stroke-linejoin="miter" svg:stroke-linecap="butt"/>
    </style:style>
    <style:style style:family="graphic" style:name="a473">
      <style:graphic-properties draw:fill="none" draw:stroke="solid" svg:stroke-width="0.02083in" svg:stroke-color="#000000" svg:stroke-opacity="100%" draw:stroke-linejoin="miter" svg:stroke-linecap="butt"/>
    </style:style>
    <style:style style:family="paragraph" style:name="a520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4">
      <style:graphic-properties draw:fill="none" draw:stroke="solid" svg:stroke-width="0.02083in" svg:stroke-color="#000000" svg:stroke-opacity="100%" draw:stroke-linejoin="miter" svg:stroke-linecap="butt"/>
    </style:style>
    <style:style style:family="text" style:name="a521">
      <style:text-properties fo:font-variant="normal" fo:text-transform="none" fo:color="#4ea72e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5">
      <style:graphic-properties draw:fill="none" draw:stroke="solid" svg:stroke-width="0.02083in" svg:stroke-color="#000000" svg:stroke-opacity="100%" draw:stroke-linejoin="miter" svg:stroke-linecap="butt"/>
    </style:style>
    <style:style style:family="paragraph" style:name="a522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6">
      <style:graphic-properties draw:fill="none" draw:stroke="solid" svg:stroke-width="0.02083in" svg:stroke-color="#000000" svg:stroke-opacity="100%" draw:stroke-linejoin="miter" svg:stroke-linecap="butt"/>
    </style:style>
    <style:style style:family="text" style:name="a523">
      <style:text-properties fo:font-variant="normal" fo:text-transform="none" fo:color="#4ea72e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4ea72e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26">
      <style:graphic-properties fo:wrap-option="wrap" fo:padding-top="0.00972in" fo:padding-bottom="0.00972in" fo:padding-left="0.00972in" fo:padding-right="0.00972in" draw:textarea-vertical-align="middle" draw:textarea-horizontal-align="center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4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8">
      <style:graphic-properties fo:wrap-option="wrap" fo:padding-top="0.00972in" fo:padding-bottom="0.00972in" fo:padding-left="0.00972in" fo:padding-right="0.00972in" draw:textarea-vertical-align="middle" draw:textarea-horizontal-align="center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35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36">
      <style:graphic-properties fo:wrap-option="wrap" fo:padding-top="0.00972in" fo:padding-bottom="0.00972in" fo:padding-left="0.00972in" fo:padding-right="0.00972in" draw:textarea-vertical-align="middle" draw:textarea-horizontal-align="center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6">
      <style:graphic-properties fo:wrap-option="wrap" fo:padding-top="0.00972in" fo:padding-bottom="0.00972in" fo:padding-left="0.00972in" fo:padding-right="0.00972in" draw:textarea-vertical-align="middle" draw:textarea-horizontal-align="center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6">
      <style:graphic-properties fo:wrap-option="wrap" fo:padding-top="0.00833in" fo:padding-bottom="0.00833in" fo:padding-left="0.00833in" fo:padding-right="0.00833in" draw:textarea-vertical-align="middle" draw:textarea-horizontal-align="center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fo:wrap-option="wrap" fo:padding-top="0.00972in" fo:padding-bottom="0.00972in" fo:padding-left="0.00972in" fo:padding-right="0.00972in" draw:textarea-vertical-align="middle" draw:textarea-horizontal-align="center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4ea72e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2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4ea72e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1">
      <style:text-properties fo:font-variant="normal" fo:text-transform="none" fo:color="#4ea72e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2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3">
      <style:graphic-properties fo:wrap-option="wrap" fo:padding-top="0.00972in" fo:padding-bottom="0.00972in" fo:padding-left="0.00972in" fo:padding-right="0.00972in" draw:textarea-vertical-align="middle" draw:textarea-horizontal-align="center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5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1">
      <style:graphic-properties draw:fill="none" draw:stroke="solid" svg:stroke-width="0.02083in" svg:stroke-color="#000000" svg:stroke-opacity="100%" draw:stroke-linejoin="miter" svg:stroke-linecap="butt"/>
    </style:style>
    <style:style style:family="paragraph" style:name="a5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2">
      <style:graphic-properties draw:fill="none" draw:stroke="solid" svg:stroke-width="0.02083in" svg:stroke-color="#000000" svg:stroke-opacity="100%" draw:stroke-linejoin="miter" svg:stroke-linecap="butt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3">
      <style:graphic-properties draw:fill="none" draw:stroke="solid" svg:stroke-width="0.02083in" svg:stroke-color="#000000" svg:stroke-opacity="100%" draw:stroke-linejoin="miter" svg:stroke-linecap="butt"/>
    </style:style>
    <style:style style:family="paragraph" style:name="a577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draw:fill="none" draw:stroke="solid" svg:stroke-width="0.02083in" svg:stroke-color="#000000" svg:stroke-opacity="100%" draw:stroke-linejoin="miter" svg:stroke-linecap="butt"/>
    </style:style>
    <style:style style:family="graphic" style:name="a578">
      <style:graphic-properties fo:wrap-option="wrap" fo:padding-top="0.00972in" fo:padding-bottom="0.00972in" fo:padding-left="0.00972in" fo:padding-right="0.00972in" draw:textarea-vertical-align="middle" draw:textarea-horizontal-align="center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9">
      <style:graphic-properties/>
    </style:style>
    <style:style style:family="paragraph" style:name="a432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0">
      <style:graphic-properties fo:wrap-option="wrap" fo:padding-top="0.00833in" fo:padding-bottom="0.00833in" fo:padding-left="0.00833in" fo:padding-right="0.00833in" draw:textarea-vertical-align="middle" draw:textarea-horizontal-align="center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4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5">
      <style:graphic-properties fo:wrap-option="wrap" fo:padding-top="0.00833in" fo:padding-bottom="0.00833in" fo:padding-left="0.00833in" fo:padding-right="0.00833in" draw:textarea-vertical-align="middle" draw:textarea-horizontal-align="center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g draw:name="Diagram 3" draw:id="id72" draw:style-name="a466">
          <svg:title/>
          <svg:desc/>
          <draw:custom-shape svg:x="3.32737in" svg:y="2.21754in" svg:width="0.1in" svg:height="1.21867in" draw:id="id63" draw:style-name="a381">
            <svg:title/>
            <svg:desc/>
            <draw:enhanced-geometry xmlns:dr3d="urn:oasis:names:tc:opendocument:xmlns:dr3d:1.0" draw:type="non-primitive" svg:viewBox="0 0 91440 1114349" draw:enhanced-path="M 45720 0 L 94228 0 94228 1114349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1440"/>
              <draw:equation draw:name="f7" draw:formula="?f4 / 1114349"/>
              <draw:equation draw:name="f8" draw:formula="0 / ?f6"/>
              <draw:equation draw:name="f9" draw:formula="91440 / ?f6"/>
              <draw:equation draw:name="f10" draw:formula="0 / ?f7"/>
              <draw:equation draw:name="f11" draw:formula="1114349 / ?f7"/>
            </draw:enhanced-geometry>
          </draw:custom-shape>
          <draw:custom-shape svg:x="1.70085in" svg:y="0.45938in" svg:width="0.8261in" svg:height="0.84876in" draw:id="id64" draw:style-name="a382">
            <svg:title/>
            <svg:desc/>
            <draw:enhanced-geometry xmlns:dr3d="urn:oasis:names:tc:opendocument:xmlns:dr3d:1.0" draw:type="non-primitive" svg:viewBox="0 0 755382 776105" draw:enhanced-path="M 0 0 L 755382 0 755382 776105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55382"/>
              <draw:equation draw:name="f7" draw:formula="?f4 / 776105"/>
              <draw:equation draw:name="f8" draw:formula="0 / ?f6"/>
              <draw:equation draw:name="f9" draw:formula="755382 / ?f6"/>
              <draw:equation draw:name="f10" draw:formula="0 / ?f7"/>
              <draw:equation draw:name="f11" draw:formula="776105 / ?f7"/>
            </draw:enhanced-geometry>
          </draw:custom-shape>
          <draw:custom-shape svg:x="6.81195in" svg:y="2.36063in" svg:width="1.63536in" svg:height="0.1in" draw:id="id65" draw:style-name="a383">
            <svg:title/>
            <svg:desc/>
            <draw:enhanced-geometry xmlns:dr3d="urn:oasis:names:tc:opendocument:xmlns:dr3d:1.0" draw:type="non-primitive" svg:viewBox="0 0 1495376 91440" draw:enhanced-path="M 0 55036 L 1339851 55036 1339851 45720 1495376 4572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495376"/>
              <draw:equation draw:name="f7" draw:formula="?f4 / 91440"/>
              <draw:equation draw:name="f8" draw:formula="0 / ?f6"/>
              <draw:equation draw:name="f9" draw:formula="1495376 / ?f6"/>
              <draw:equation draw:name="f10" draw:formula="0 / ?f7"/>
              <draw:equation draw:name="f11" draw:formula="91440 / ?f7"/>
            </draw:enhanced-geometry>
          </draw:custom-shape>
          <draw:custom-shape svg:x="1.70085in" svg:y="0.45938in" svg:width="2.76409in" svg:height="1.96144in" draw:id="id66" draw:style-name="a384">
            <svg:title/>
            <svg:desc/>
            <draw:enhanced-geometry xmlns:dr3d="urn:oasis:names:tc:opendocument:xmlns:dr3d:1.0" draw:type="non-primitive" svg:viewBox="0 0 2527485 1793543" draw:enhanced-path="M 0 0 L 2371960 0 2371960 1793543 2527485 1793543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527485"/>
              <draw:equation draw:name="f7" draw:formula="?f4 / 1793543"/>
              <draw:equation draw:name="f8" draw:formula="0 / ?f6"/>
              <draw:equation draw:name="f9" draw:formula="2527485 / ?f6"/>
              <draw:equation draw:name="f10" draw:formula="0 / ?f7"/>
              <draw:equation draw:name="f11" draw:formula="1793543 / ?f7"/>
            </draw:enhanced-geometry>
          </draw:custom-shape>
          <draw:custom-shape svg:x="0in" svg:y="0.2in" svg:width="1.70085in" svg:height="0.51876in" draw:id="id67" draw:style-name="a390">
            <svg:title/>
            <svg:desc/>
            <text:p text:style-name="a386" text:class-names="" text:cond-style-name=""><text:span text:style-name="a385" text:class-names="">00Download data</text:span></text:p>
            <text:p text:style-name="a389" text:class-names="" text:cond-style-name=""><text:span text:style-name="a387" text:class-names="">movebank</text:span><text:span text:style-name="a388" text:class-names=""/></text:p>
            <draw:enhanced-geometry xmlns:dr3d="urn:oasis:names:tc:opendocument:xmlns:dr3d:1.0" draw:type="non-primitive" svg:viewBox="0 0 1555253 474352" draw:enhanced-path="M 0 0 L 1555253 0 1555253 474352 0 474352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55253"/>
              <draw:equation draw:name="f7" draw:formula="?f4 / 474352"/>
              <draw:equation draw:name="f8" draw:formula="0 * ?f5 / 1555253"/>
              <draw:equation draw:name="f9" draw:formula="0 * ?f4 / 474352"/>
              <draw:equation draw:name="f10" draw:formula="1555253 * ?f5 / 1555253"/>
              <draw:equation draw:name="f11" draw:formula="474352 * ?f4 / 474352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4.46494in" svg:y="1.00297in" svg:width="2.34701in" svg:height="2.83569in" draw:id="id68" draw:style-name="a406">
            <svg:title/>
            <svg:desc/>
            <text:p text:style-name="a392" text:class-names="" text:cond-style-name=""><text:span text:style-name="a391" text:class-names="">02Innest</text:span></text:p>
            <text:p text:style-name="a394" text:class-names="" text:cond-style-name=""><text:span text:style-name="a393" text:class-names="">Classify breeding stage</text:span></text:p>
            <text:p text:style-name="a398" text:class-names="" text:cond-style-name=""><text:span text:style-name="a395" text:class-names="">Add<text:s text:c="1"/></text:span><text:span text:style-name="a396" text:class-names="">julian</text:span><text:span text:style-name="a397" text:class-names=""><text:s text:c="1"/>date</text:span></text:p>
            <text:p text:style-name="a400" text:class-names="" text:cond-style-name=""><text:span text:style-name="a399" text:class-names="">Identify central point per individual, Identify if it changes (migrate)</text:span></text:p>
            <text:p text:style-name="a402" text:class-names="" text:cond-style-name=""><text:span text:style-name="a401" text:class-names="">Remove nest locations using colony buffer</text:span></text:p>
            <text:p text:style-name="a405" text:class-names="" text:cond-style-name=""><text:span text:style-name="a403" text:class-names="">Check gaps in the locations outside the nest</text:span><text:span text:style-name="a404" text:class-names=""/></text:p>
            <draw:enhanced-geometry xmlns:dr3d="urn:oasis:names:tc:opendocument:xmlns:dr3d:1.0" draw:type="non-primitive" svg:viewBox="0 0 2146110 2592957" draw:enhanced-path="M 0 0 L 2146110 0 2146110 2592957 0 2592957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46110"/>
              <draw:equation draw:name="f7" draw:formula="?f4 / 2592957"/>
              <draw:equation draw:name="f8" draw:formula="0 * ?f5 / 2146110"/>
              <draw:equation draw:name="f9" draw:formula="0 * ?f4 / 2592957"/>
              <draw:equation draw:name="f10" draw:formula="2146110 * ?f5 / 2146110"/>
              <draw:equation draw:name="f11" draw:formula="2592957 * ?f4 / 2592957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8.44732in" svg:y="0.72258in" svg:width="4.51284in" svg:height="3.37611in" draw:id="id69" draw:style-name="a445">
            <svg:title/>
            <svg:desc/>
            <text:p text:style-name="a408" text:class-names="" text:cond-style-name=""><text:span text:style-name="a407" text:class-names="">03Identify trips</text:span></text:p>
            <text:p text:style-name="a410" text:class-names="" text:cond-style-name=""><text:span text:style-name="a409" text:class-names=""/></text:p>
            <text:p text:style-name="a412" text:class-names="" text:cond-style-name=""><text:span text:style-name="a411" text:class-names="">Make this separately per individual when possible</text:span></text:p>
            <text:p text:style-name="a414" text:class-names="" text:cond-style-name=""><text:span text:style-name="a413" text:class-names=""/></text:p>
            <text:p text:style-name="a416" text:class-names="" text:cond-style-name=""><text:span text:style-name="a415" text:class-names="">Add row number</text:span></text:p>
            <text:p text:style-name="a418" text:class-names="" text:cond-style-name=""><text:span text:style-name="a417" text:class-names="">Separate per month</text:span></text:p>
            <text:p text:style-name="a420" text:class-names="" text:cond-style-name=""><text:span text:style-name="a419" text:class-names="">Add trip number</text:span></text:p>
            <text:p text:style-name="a425" text:class-names="" text:cond-style-name=""><text:span text:style-name="a421" text:class-names="">Calcular</text:span><text:span text:style-name="a422" text:class-names=""><text:s text:c="1"/></text:span><text:span text:style-name="a423" text:class-names="">duracion</text:span><text:span text:style-name="a424" text:class-names=""/></text:p>
            <text:p text:style-name="a427" text:class-names="" text:cond-style-name=""><text:span text:style-name="a426" text:class-names=""/></text:p>
            <text:p text:style-name="a430" text:class-names="" text:cond-style-name=""><text:span text:style-name="a428" text:class-names="">If needs<text:s text:c="1"/></text:span><text:span text:style-name="a429" text:class-names="">recalculation</text:span></text:p>
            <text:p text:style-name="a432" text:class-names="" text:cond-style-name=""><text:span text:style-name="a431" text:class-names="">LARUS: functions</text:span></text:p>
            <text:p text:style-name="a434" text:class-names="" text:cond-style-name=""><text:span text:style-name="a433" text:class-names="">Over</text:span></text:p>
            <text:p text:style-name="a437" text:class-names="" text:cond-style-name=""><text:span text:style-name="a435" text:class-names="">To_dt_to_sf</text:span><text:span text:style-name="a436" text:class-names=""/></text:p>
            <text:p text:style-name="a440" text:class-names="" text:cond-style-name=""><text:span text:style-name="a438" text:class-names="">Add_trip_number</text:span><text:span text:style-name="a439" text:class-names=""/></text:p>
            <text:p text:style-name="a442" text:class-names="" text:cond-style-name=""><text:span text:style-name="a441" text:class-names=""/></text:p>
            <text:p text:style-name="a444" text:class-names="" text:cond-style-name=""><text:span text:style-name="a443" text:class-names=""/></text:p>
            <draw:enhanced-geometry xmlns:dr3d="urn:oasis:names:tc:opendocument:xmlns:dr3d:1.0" draw:type="non-primitive" svg:viewBox="0 0 4126539 3087118" draw:enhanced-path="M 0 0 L 4126539 0 4126539 3087118 0 3087118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126539"/>
              <draw:equation draw:name="f7" draw:formula="?f4 / 3087118"/>
              <draw:equation draw:name="f8" draw:formula="0 * ?f5 / 4126539"/>
              <draw:equation draw:name="f9" draw:formula="0 * ?f4 / 3087118"/>
              <draw:equation draw:name="f10" draw:formula="4126539 * ?f5 / 4126539"/>
              <draw:equation draw:name="f11" draw:formula="3087118 * ?f4 / 3087118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1.67652in" svg:y="1.30814in" svg:width="1.70085in" svg:height="1.81881in" draw:id="id70" draw:style-name="a457">
            <svg:title/>
            <svg:desc/>
            <text:p text:style-name="a447" text:class-names="" text:cond-style-name=""><text:span text:style-name="a446" text:class-names="">01Temporal</text:span></text:p>
            <text:p text:style-name="a451" text:class-names="" text:cond-style-name=""><text:span text:style-name="a448" text:class-names="">Data to<text:s text:c="1"/></text:span><text:span text:style-name="a449" text:class-names="">postixct</text:span><text:span text:style-name="a450" text:class-names=""/></text:p>
            <text:p text:style-name="a453" text:class-names="" text:cond-style-name=""><text:span text:style-name="a452" text:class-names="">Remove locations from deployment to last deployment</text:span></text:p>
            <text:p text:style-name="a456" text:class-names="" text:cond-style-name=""><text:span text:style-name="a454" text:class-names="">Remove duplicates</text:span><text:span text:style-name="a455" text:class-names=""/></text:p>
            <draw:enhanced-geometry xmlns:dr3d="urn:oasis:names:tc:opendocument:xmlns:dr3d:1.0" draw:type="non-primitive" svg:viewBox="0 0 1555253 1663122" draw:enhanced-path="M 0 0 L 1555253 0 1555253 1663122 0 1663122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55253"/>
              <draw:equation draw:name="f7" draw:formula="?f4 / 1663122"/>
              <draw:equation draw:name="f8" draw:formula="0 * ?f5 / 1555253"/>
              <draw:equation draw:name="f9" draw:formula="0 * ?f4 / 1663122"/>
              <draw:equation draw:name="f10" draw:formula="1555253 * ?f5 / 1555253"/>
              <draw:equation draw:name="f11" draw:formula="1663122 * ?f4 / 1663122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2.57999in" svg:y="3.43621in" svg:width="1.70085in" svg:height="0.97171in" draw:id="id71" draw:style-name="a465">
            <svg:title/>
            <svg:desc/>
            <text:p text:style-name="a459" text:class-names="" text:cond-style-name=""><text:span text:style-name="a458" text:class-names="">Battery Charge</text:span></text:p>
            <text:p text:style-name="a461" text:class-names="" text:cond-style-name=""><text:span text:style-name="a460" text:class-names="">Check column battery charge percent</text:span></text:p>
            <text:p text:style-name="a464" text:class-names="" text:cond-style-name=""><text:span text:style-name="a462" text:class-names="">Define battery charges</text:span><text:span text:style-name="a463" text:class-names=""/></text:p>
            <draw:enhanced-geometry xmlns:dr3d="urn:oasis:names:tc:opendocument:xmlns:dr3d:1.0" draw:type="non-primitive" svg:viewBox="0 0 1555253 888533" draw:enhanced-path="M 0 0 L 1555253 0 1555253 888533 0 888533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55253"/>
              <draw:equation draw:name="f7" draw:formula="?f4 / 888533"/>
              <draw:equation draw:name="f8" draw:formula="0 * ?f5 / 1555253"/>
              <draw:equation draw:name="f9" draw:formula="0 * ?f4 / 888533"/>
              <draw:equation draw:name="f10" draw:formula="1555253 * ?f5 / 1555253"/>
              <draw:equation draw:name="f11" draw:formula="888533 * ?f4 / 888533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</draw:page>
      <draw:page draw:name="Slide2" draw:style-name="a467" draw:master-page-name="Master1-Layout1-title-Title-Slide" presentation:presentation-page-layout-name="Master1-PPL1" draw:id="Slide-257">
        <draw:g draw:name="Diagram 3" draw:id="id92" draw:style-name="a579">
          <svg:title/>
          <svg:desc/>
          <draw:custom-shape svg:x="4.09845in" svg:y="4.40129in" svg:width="0.49063in" svg:height="1.73561in" draw:id="id73" draw:style-name="a468">
            <svg:title/>
            <svg:desc/>
            <draw:enhanced-geometry xmlns:dr3d="urn:oasis:names:tc:opendocument:xmlns:dr3d:1.0" draw:type="non-primitive" svg:viewBox="0 0 448634 1587041" draw:enhanced-path="M 0 0 L 326967 0 326967 1587041 448634 1587041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48634"/>
              <draw:equation draw:name="f7" draw:formula="?f4 / 1587041"/>
              <draw:equation draw:name="f8" draw:formula="0 / ?f6"/>
              <draw:equation draw:name="f9" draw:formula="448634 / ?f6"/>
              <draw:equation draw:name="f10" draw:formula="0 / ?f7"/>
              <draw:equation draw:name="f11" draw:formula="1587041 / ?f7"/>
            </draw:enhanced-geometry>
          </draw:custom-shape>
          <draw:custom-shape svg:x="11.2458in" svg:y="3.6588in" svg:width="0.59599in" svg:height="1.69211in" draw:id="id74" draw:style-name="a469">
            <svg:title/>
            <svg:desc/>
            <draw:enhanced-geometry xmlns:dr3d="urn:oasis:names:tc:opendocument:xmlns:dr3d:1.0" draw:type="non-primitive" svg:viewBox="0 0 544970 1547266" draw:enhanced-path="M 0 0 L 544970 0 544970 1547266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4970"/>
              <draw:equation draw:name="f7" draw:formula="?f4 / 1547266"/>
              <draw:equation draw:name="f8" draw:formula="0 / ?f6"/>
              <draw:equation draw:name="f9" draw:formula="544970 / ?f6"/>
              <draw:equation draw:name="f10" draw:formula="0 / ?f7"/>
              <draw:equation draw:name="f11" draw:formula="1547266 / ?f7"/>
            </draw:enhanced-geometry>
          </draw:custom-shape>
          <draw:custom-shape svg:x="8.88002in" svg:y="2.70589in" svg:width="0.10225in" svg:height="0.95291in" draw:id="id75" draw:style-name="a470">
            <svg:title/>
            <svg:desc/>
            <draw:enhanced-geometry xmlns:dr3d="urn:oasis:names:tc:opendocument:xmlns:dr3d:1.0" draw:type="non-primitive" svg:viewBox="0 0 93501 871339" draw:enhanced-path="M 0 0 L 0 871339 93501 871339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501"/>
              <draw:equation draw:name="f7" draw:formula="?f4 / 871339"/>
              <draw:equation draw:name="f8" draw:formula="0 / ?f6"/>
              <draw:equation draw:name="f9" draw:formula="93501 / ?f6"/>
              <draw:equation draw:name="f10" draw:formula="0 / ?f7"/>
              <draw:equation draw:name="f11" draw:formula="871339 / ?f7"/>
            </draw:enhanced-geometry>
          </draw:custom-shape>
          <draw:custom-shape svg:x="6.91224in" svg:y="2.65589in" svg:width="0.64783in" svg:height="0.1in" draw:id="id76" draw:style-name="a471">
            <svg:title/>
            <svg:desc/>
            <draw:enhanced-geometry xmlns:dr3d="urn:oasis:names:tc:opendocument:xmlns:dr3d:1.0" draw:type="non-primitive" svg:viewBox="0 0 592372 91440" draw:enhanced-path="M 0 102700 L 470705 102700 470705 45720 592372 4572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92372"/>
              <draw:equation draw:name="f7" draw:formula="?f4 / 91440"/>
              <draw:equation draw:name="f8" draw:formula="0 / ?f6"/>
              <draw:equation draw:name="f9" draw:formula="592372 / ?f6"/>
              <draw:equation draw:name="f10" draw:formula="0 / ?f7"/>
              <draw:equation draw:name="f11" draw:formula="91440 / ?f7"/>
            </draw:enhanced-geometry>
          </draw:custom-shape>
          <draw:custom-shape svg:x="6.91224in" svg:y="1.21996in" svg:width="0.64783in" svg:height="1.54824in" draw:id="id77" draw:style-name="a472">
            <svg:title/>
            <svg:desc/>
            <draw:enhanced-geometry xmlns:dr3d="urn:oasis:names:tc:opendocument:xmlns:dr3d:1.0" draw:type="non-primitive" svg:viewBox="0 0 592372 1415713" draw:enhanced-path="M 0 1415713 L 470705 1415713 470705 0 592372 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92372"/>
              <draw:equation draw:name="f7" draw:formula="?f4 / 1415713"/>
              <draw:equation draw:name="f8" draw:formula="0 / ?f6"/>
              <draw:equation draw:name="f9" draw:formula="592372 / ?f6"/>
              <draw:equation draw:name="f10" draw:formula="0 / ?f7"/>
              <draw:equation draw:name="f11" draw:formula="1415713 / ?f7"/>
            </draw:enhanced-geometry>
          </draw:custom-shape>
          <draw:custom-shape svg:x="5.40898in" svg:y="2.92201in" svg:width="0.83779in" svg:height="0.46631in" draw:id="id78" draw:style-name="a473">
            <svg:title/>
            <svg:desc/>
            <draw:enhanced-geometry xmlns:dr3d="urn:oasis:names:tc:opendocument:xmlns:dr3d:1.0" draw:type="non-primitive" svg:viewBox="0 0 766076 426390" draw:enhanced-path="M 0 0 L 766076 42639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66076"/>
              <draw:equation draw:name="f7" draw:formula="?f4 / 426390"/>
              <draw:equation draw:name="f8" draw:formula="0 / ?f6"/>
              <draw:equation draw:name="f9" draw:formula="766076 / ?f6"/>
              <draw:equation draw:name="f10" draw:formula="0 / ?f7"/>
              <draw:equation draw:name="f11" draw:formula="426390 / ?f7"/>
            </draw:enhanced-geometry>
          </draw:custom-shape>
          <draw:custom-shape svg:x="4.09845in" svg:y="2.92201in" svg:width="0.20271in" svg:height="1.47928in" draw:id="id79" draw:style-name="a474">
            <svg:title/>
            <svg:desc/>
            <draw:enhanced-geometry xmlns:dr3d="urn:oasis:names:tc:opendocument:xmlns:dr3d:1.0" draw:type="non-primitive" svg:viewBox="0 0 185359 1352657" draw:enhanced-path="M 0 1352657 L 63692 1352657 63692 0 185359 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5359"/>
              <draw:equation draw:name="f7" draw:formula="?f4 / 1352657"/>
              <draw:equation draw:name="f8" draw:formula="0 / ?f6"/>
              <draw:equation draw:name="f9" draw:formula="185359 / ?f6"/>
              <draw:equation draw:name="f10" draw:formula="0 / ?f7"/>
              <draw:equation draw:name="f11" draw:formula="1352657 / ?f7"/>
            </draw:enhanced-geometry>
          </draw:custom-shape>
          <draw:custom-shape svg:x="2.92597in" svg:y="4.08602in" svg:width="0.1in" svg:height="0.31527in" draw:id="id80" draw:style-name="a475">
            <svg:title/>
            <svg:desc/>
            <draw:enhanced-geometry xmlns:dr3d="urn:oasis:names:tc:opendocument:xmlns:dr3d:1.0" draw:type="non-primitive" svg:viewBox="0 0 91440 288280" draw:enhanced-path="M 45720 0 L 45720 288280 123477 28828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1440"/>
              <draw:equation draw:name="f7" draw:formula="?f4 / 288280"/>
              <draw:equation draw:name="f8" draw:formula="0 / ?f6"/>
              <draw:equation draw:name="f9" draw:formula="91440 / ?f6"/>
              <draw:equation draw:name="f10" draw:formula="0 / ?f7"/>
              <draw:equation draw:name="f11" draw:formula="288280 / ?f7"/>
            </draw:enhanced-geometry>
          </draw:custom-shape>
          <draw:custom-shape svg:x="1.66418in" svg:y="1.73193in" svg:width="0.22663in" svg:height="2.35409in" draw:id="id81" draw:style-name="a476">
            <svg:title/>
            <svg:desc/>
            <draw:enhanced-geometry xmlns:dr3d="urn:oasis:names:tc:opendocument:xmlns:dr3d:1.0" draw:type="non-primitive" svg:viewBox="0 0 207226 2152582" draw:enhanced-path="M 0 0 L 85559 0 85559 2152582 207226 2152582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07226"/>
              <draw:equation draw:name="f7" draw:formula="?f4 / 2152582"/>
              <draw:equation draw:name="f8" draw:formula="0 / ?f6"/>
              <draw:equation draw:name="f9" draw:formula="207226 / ?f6"/>
              <draw:equation draw:name="f10" draw:formula="0 / ?f7"/>
              <draw:equation draw:name="f11" draw:formula="2152582 / ?f7"/>
            </draw:enhanced-geometry>
          </draw:custom-shape>
          <draw:custom-shape svg:x="0in" svg:y="0.72327in" svg:width="1.66418in" svg:height="2.01733in" draw:id="id82" draw:style-name="a488">
            <svg:title/>
            <svg:desc/>
            <text:p text:style-name="a478" text:class-names="" text:cond-style-name=""><text:span text:style-name="a477" text:class-names="">Subset Locs to Month</text:span></text:p>
            <text:p text:style-name="a480" text:class-names="" text:cond-style-name=""><text:span text:style-name="a479" text:class-names="">01locs</text:span></text:p>
            <text:p text:style-name="a482" text:class-names="" text:cond-style-name=""><text:span text:style-name="a481" text:class-names="">Filter</text:span></text:p>
            <text:p text:style-name="a484" text:class-names="" text:cond-style-name=""><text:span text:style-name="a483" text:class-names="">Plot</text:span></text:p>
            <text:p text:style-name="a487" text:class-names="" text:cond-style-name=""><text:span text:style-name="a485" text:class-names="">Does it go back to the colony?</text:span><text:span text:style-name="a486" text:class-names=""/></text:p>
            <draw:enhanced-geometry xmlns:dr3d="urn:oasis:names:tc:opendocument:xmlns:dr3d:1.0" draw:type="non-primitive" svg:viewBox="0 0 1521725 1844645" draw:enhanced-path="M 0 0 L 1521725 0 1521725 1844645 0 1844645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21725"/>
              <draw:equation draw:name="f7" draw:formula="?f4 / 1844645"/>
              <draw:equation draw:name="f8" draw:formula="0 * ?f5 / 1521725"/>
              <draw:equation draw:name="f9" draw:formula="0 * ?f4 / 1844645"/>
              <draw:equation draw:name="f10" draw:formula="1521725 * ?f5 / 1521725"/>
              <draw:equation draw:name="f11" draw:formula="1844645 * ?f4 / 1844645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1.8908in" svg:y="3.2566in" svg:width="1.08517in" svg:height="1.65885in" draw:id="id83" draw:style-name="a496">
            <svg:title/>
            <svg:desc/>
            <text:p text:style-name="a490" text:class-names="" text:cond-style-name=""><text:span text:style-name="a489" text:class-names="">02outside</text:span></text:p>
            <text:p text:style-name="a492" text:class-names="" text:cond-style-name=""><text:span text:style-name="a491" text:class-names="">Filter</text:span></text:p>
            <text:p text:style-name="a495" text:class-names="" text:cond-style-name=""><text:span text:style-name="a493" text:class-names="">Plot (is there a second central location?)</text:span><text:span text:style-name="a494" text:class-names=""/></text:p>
            <draw:enhanced-geometry xmlns:dr3d="urn:oasis:names:tc:opendocument:xmlns:dr3d:1.0" draw:type="non-primitive" svg:viewBox="0 0 992279 1516848" draw:enhanced-path="M 0 0 L 992279 0 992279 1516848 0 1516848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92279"/>
              <draw:equation draw:name="f7" draw:formula="?f4 / 1516848"/>
              <draw:equation draw:name="f8" draw:formula="0 * ?f5 / 992279"/>
              <draw:equation draw:name="f9" draw:formula="0 * ?f4 / 1516848"/>
              <draw:equation draw:name="f10" draw:formula="992279 * ?f5 / 992279"/>
              <draw:equation draw:name="f11" draw:formula="1516848 * ?f4 / 1516848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3.06101in" svg:y="3.69785in" svg:width="1.03744in" svg:height="1.40689in" draw:id="id84" draw:style-name="a505">
            <svg:title/>
            <svg:desc/>
            <text:p text:style-name="a498" text:class-names="" text:cond-style-name=""><text:span text:style-name="a497" text:class-names="">Identify trip number sequence</text:span></text:p>
            <text:p text:style-name="a500" text:class-names="" text:cond-style-name=""><text:span text:style-name="a499" text:class-names=""/></text:p>
            <text:p text:style-name="a502" text:class-names="" text:cond-style-name=""><text:span text:style-name="a501" text:class-names="">03trips</text:span></text:p>
            <text:p text:style-name="a504" text:class-names="" text:cond-style-name=""><text:span text:style-name="a503" text:class-names=""/></text:p>
            <draw:enhanced-geometry xmlns:dr3d="urn:oasis:names:tc:opendocument:xmlns:dr3d:1.0" draw:type="non-primitive" svg:viewBox="0 0 948637 1286464" draw:enhanced-path="M 0 0 L 948637 0 948637 1286464 0 1286464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48637"/>
              <draw:equation draw:name="f7" draw:formula="?f4 / 1286464"/>
              <draw:equation draw:name="f8" draw:formula="0 * ?f5 / 948637"/>
              <draw:equation draw:name="f9" draw:formula="0 * ?f4 / 1286464"/>
              <draw:equation draw:name="f10" draw:formula="948637 * ?f5 / 948637"/>
              <draw:equation draw:name="f11" draw:formula="1286464 * ?f4 / 128646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4.30116in" svg:y="2.25964in" svg:width="1.10782in" svg:height="1.32474in" draw:id="id85" draw:style-name="a512">
            <svg:title/>
            <svg:desc/>
            <text:p text:style-name="a507" text:class-names="" text:cond-style-name=""><text:span text:style-name="a506" text:class-names="">09duration</text:span></text:p>
            <text:p text:style-name="a509" text:class-names="" text:cond-style-name=""><text:span text:style-name="a508" text:class-names=""/></text:p>
            <text:p text:style-name="a511" text:class-names="" text:cond-style-name=""><text:span text:style-name="a510" text:class-names=""/></text:p>
            <draw:enhanced-geometry xmlns:dr3d="urn:oasis:names:tc:opendocument:xmlns:dr3d:1.0" draw:type="non-primitive" svg:viewBox="0 0 1012987 1211345" draw:enhanced-path="M 0 0 L 1012987 0 1012987 1211345 0 1211345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12987"/>
              <draw:equation draw:name="f7" draw:formula="?f4 / 1211345"/>
              <draw:equation draw:name="f8" draw:formula="0 * ?f5 / 1012987"/>
              <draw:equation draw:name="f9" draw:formula="0 * ?f4 / 1211345"/>
              <draw:equation draw:name="f10" draw:formula="1012987 * ?f5 / 1012987"/>
              <draw:equation draw:name="f11" draw:formula="1211345 * ?f4 / 1211345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5.5813in" svg:y="2.1481in" svg:width="1.33094in" svg:height="1.24022in" draw:id="id86" draw:style-name="a518">
            <svg:title/>
            <svg:desc/>
            <text:p text:style-name="a514" text:class-names="" text:cond-style-name=""><text:span text:style-name="a513" text:class-names="">13intervals</text:span></text:p>
            <text:p text:style-name="a517" text:class-names="" text:cond-style-name=""><text:span text:style-name="a515" text:class-names="">Merge 12gaps and 09duration</text:span><text:span text:style-name="a516" text:class-names=""/></text:p>
            <draw:enhanced-geometry xmlns:dr3d="urn:oasis:names:tc:opendocument:xmlns:dr3d:1.0" draw:type="non-primitive" svg:viewBox="0 0 1217010 1134055" draw:enhanced-path="M 0 0 L 1217010 0 1217010 1134055 0 1134055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17010"/>
              <draw:equation draw:name="f7" draw:formula="?f4 / 1134055"/>
              <draw:equation draw:name="f8" draw:formula="0 * ?f5 / 1217010"/>
              <draw:equation draw:name="f9" draw:formula="0 * ?f4 / 1134055"/>
              <draw:equation draw:name="f10" draw:formula="1217010 * ?f5 / 1217010"/>
              <draw:equation draw:name="f11" draw:formula="1134055 * ?f4 / 1134055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7.56007in" svg:y="0.63161in" svg:width="1.33057in" svg:height="1.1767in" draw:id="id87" draw:style-name="a526">
            <svg:title/>
            <svg:desc/>
            <text:p text:style-name="a520" text:class-names="" text:cond-style-name=""><text:span text:style-name="a519" text:class-names="">Check</text:span></text:p>
            <text:p text:style-name="a522" text:class-names="" text:cond-style-name=""><text:span text:style-name="a521" text:class-names="">LOCS</text:span></text:p>
            <text:p text:style-name="a525" text:class-names="" text:cond-style-name=""><text:span text:style-name="a523" text:class-names="">PARAMS</text:span><text:span text:style-name="a524" text:class-names=""/></text:p>
            <draw:enhanced-geometry xmlns:dr3d="urn:oasis:names:tc:opendocument:xmlns:dr3d:1.0" draw:type="non-primitive" svg:viewBox="0 0 1216669 1075973" draw:enhanced-path="M 0 0 L 1216669 0 1216669 1075973 0 1075973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16669"/>
              <draw:equation draw:name="f7" draw:formula="?f4 / 1075973"/>
              <draw:equation draw:name="f8" draw:formula="0 * ?f5 / 1216669"/>
              <draw:equation draw:name="f9" draw:formula="0 * ?f4 / 1075973"/>
              <draw:equation draw:name="f10" draw:formula="1216669 * ?f5 / 1216669"/>
              <draw:equation draw:name="f11" draw:formula="1075973 * ?f4 / 1075973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7.56007in" svg:y="1.97463in" svg:width="1.31995in" svg:height="1.46252in" draw:id="id88" draw:style-name="a536">
            <svg:title/>
            <svg:desc/>
            <text:p text:style-name="a528" text:class-names="" text:cond-style-name=""><text:span text:style-name="a527" text:class-names="">Recalculate</text:span></text:p>
            <text:p text:style-name="a530" text:class-names="" text:cond-style-name=""><text:span text:style-name="a529" text:class-names="">14outliers</text:span></text:p>
            <text:p text:style-name="a532" text:class-names="" text:cond-style-name=""><text:span text:style-name="a531" text:class-names="">Central location</text:span></text:p>
            <text:p text:style-name="a535" text:class-names="" text:cond-style-name=""><text:span text:style-name="a533" text:class-names="">Central buffer</text:span><text:span text:style-name="a534" text:class-names=""/></text:p>
            <draw:enhanced-geometry xmlns:dr3d="urn:oasis:names:tc:opendocument:xmlns:dr3d:1.0" draw:type="non-primitive" svg:viewBox="0 0 1206960 1337324" draw:enhanced-path="M 0 0 L 1206960 0 1206960 1337324 0 1337324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06960"/>
              <draw:equation draw:name="f7" draw:formula="?f4 / 1337324"/>
              <draw:equation draw:name="f8" draw:formula="0 * ?f5 / 1206960"/>
              <draw:equation draw:name="f9" draw:formula="0 * ?f4 / 1337324"/>
              <draw:equation draw:name="f10" draw:formula="1206960 * ?f5 / 1206960"/>
              <draw:equation draw:name="f11" draw:formula="1337324 * ?f4 / 1337324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8.98227in" svg:y="2.19335in" svg:width="2.26353in" svg:height="2.9309in" draw:id="id89" draw:style-name="a555">
            <svg:title/>
            <svg:desc/>
            <text:p text:style-name="a538" text:class-names="" text:cond-style-name=""><text:span text:style-name="a537" text:class-names="">04points</text:span></text:p>
            <text:p text:style-name="a540" text:class-names="" text:cond-style-name=""><text:span text:style-name="a539" text:class-names="">Convert to sf<text:s text:c="1"/></text:span></text:p>
            <text:p text:style-name="a542" text:class-names="" text:cond-style-name=""><text:span text:style-name="a541" text:class-names="">05over</text:span></text:p>
            <text:p text:style-name="a544" text:class-names="" text:cond-style-name=""><text:span text:style-name="a543" text:class-names="">Remove nest locs</text:span></text:p>
            <text:p text:style-name="a546" text:class-names="" text:cond-style-name=""><text:span text:style-name="a545" text:class-names="">06locs</text:span></text:p>
            <text:p text:style-name="a548" text:class-names="" text:cond-style-name=""><text:span text:style-name="a547" text:class-names="">Locations</text:span></text:p>
            <text:p text:style-name="a550" text:class-names="" text:cond-style-name=""><text:span text:style-name="a549" text:class-names="">07duration</text:span></text:p>
            <text:p text:style-name="a552" text:class-names="" text:cond-style-name=""><text:span text:style-name="a551" text:class-names="">Trip parameters</text:span></text:p>
            <text:p text:style-name="a554" text:class-names="" text:cond-style-name=""><text:span text:style-name="a553" text:class-names=""/></text:p>
            <draw:enhanced-geometry xmlns:dr3d="urn:oasis:names:tc:opendocument:xmlns:dr3d:1.0" draw:type="non-primitive" svg:viewBox="0 0 2069774 2680019" draw:enhanced-path="M 0 0 L 2069774 0 2069774 2680019 0 2680019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069774"/>
              <draw:equation draw:name="f7" draw:formula="?f4 / 2680019"/>
              <draw:equation draw:name="f8" draw:formula="0 * ?f5 / 2069774"/>
              <draw:equation draw:name="f9" draw:formula="0 * ?f4 / 2680019"/>
              <draw:equation draw:name="f10" draw:formula="2069774 * ?f5 / 2069774"/>
              <draw:equation draw:name="f11" draw:formula="2680019 * ?f4 / 2680019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11.01499in" svg:y="5.35091in" svg:width="1.6536in" svg:height="1.20447in" draw:id="id90" draw:style-name="a563">
            <svg:title/>
            <svg:desc/>
            <text:p text:style-name="a557" text:class-names="" text:cond-style-name=""><text:span text:style-name="a556" text:class-names="">Check and merge</text:span></text:p>
            <text:p text:style-name="a559" text:class-names="" text:cond-style-name=""><text:span text:style-name="a558" text:class-names="">LOCS</text:span></text:p>
            <text:p text:style-name="a562" text:class-names="" text:cond-style-name=""><text:span text:style-name="a560" text:class-names="">PARAMS</text:span><text:span text:style-name="a561" text:class-names=""/></text:p>
            <draw:enhanced-geometry xmlns:dr3d="urn:oasis:names:tc:opendocument:xmlns:dr3d:1.0" draw:type="non-primitive" svg:viewBox="0 0 1512053 1101367" draw:enhanced-path="M 0 0 L 1512053 0 1512053 1101367 0 1101367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12053"/>
              <draw:equation draw:name="f7" draw:formula="?f4 / 1101367"/>
              <draw:equation draw:name="f8" draw:formula="0 * ?f5 / 1512053"/>
              <draw:equation draw:name="f9" draw:formula="0 * ?f4 / 1101367"/>
              <draw:equation draw:name="f10" draw:formula="1512053 * ?f5 / 1512053"/>
              <draw:equation draw:name="f11" draw:formula="1101367 * ?f4 / 1101367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4.58909in" svg:y="5.0832in" svg:width="3.5083in" svg:height="2.10741in" draw:id="id91" draw:style-name="a578">
            <svg:title/>
            <svg:desc/>
            <text:p text:style-name="a565" text:class-names="" text:cond-style-name=""><text:span text:style-name="a564" text:class-names="">10intervals</text:span></text:p>
            <text:p text:style-name="a567" text:class-names="" text:cond-style-name=""><text:span text:style-name="a566" text:class-names="">Calculate gaps per trip (include inside)</text:span></text:p>
            <text:p text:style-name="a569" text:class-names="" text:cond-style-name=""><text:span text:style-name="a568" text:class-names="">11intervals</text:span></text:p>
            <text:p text:style-name="a571" text:class-names="" text:cond-style-name=""><text:span text:style-name="a570" text:class-names="">Merge with 03trips</text:span></text:p>
            <text:p text:style-name="a573" text:class-names="" text:cond-style-name=""><text:span text:style-name="a572" text:class-names="">12gaps</text:span></text:p>
            <text:p text:style-name="a575" text:class-names="" text:cond-style-name=""><text:span text:style-name="a574" text:class-names="">Min ang max gap per trip</text:span></text:p>
            <text:p text:style-name="a577" text:class-names="" text:cond-style-name=""><text:span text:style-name="a576" text:class-names=""/></text:p>
            <draw:enhanced-geometry xmlns:dr3d="urn:oasis:names:tc:opendocument:xmlns:dr3d:1.0" draw:type="non-primitive" svg:viewBox="0 0 3207993 1927018" draw:enhanced-path="M 0 0 L 3207993 0 3207993 1927018 0 1927018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207993"/>
              <draw:equation draw:name="f7" draw:formula="?f4 / 1927018"/>
              <draw:equation draw:name="f8" draw:formula="0 * ?f5 / 3207993"/>
              <draw:equation draw:name="f9" draw:formula="0 * ?f4 / 1927018"/>
              <draw:equation draw:name="f10" draw:formula="3207993 * ?f5 / 3207993"/>
              <draw:equation draw:name="f11" draw:formula="1927018 * ?f4 / 1927018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Miriam Lerma</meta:initial-creator>
    <dc:creator>Miriam Lerma</dc:creator>
    <meta:creation-date>2025-02-25T11:19:41Z</meta:creation-date>
    <dc:date>2025-02-25T16:30:36Z</dc:date>
    <meta:editing-cycles>5</meta:editing-cycles>
    <meta:editing-duration>PT0S</meta:editing-duration>
    <meta:document-statistic meta:paragraph-count="67" meta:word-count="183"/>
  </office:meta>
</office:document-meta>
</file>